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80300006775000067755CC3A5D304E16F93.svg" manifest:media-type="image/svg+xml"/>
  <manifest:file-entry manifest:full-path="Pictures/10000001000002C3000002C30D0ABCCA958A8A6E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000000" draw:textarea-horizontal-align="center" draw:textarea-vertical-align="middle" fo:min-height="1.081cm" draw:shadow="hidden"/>
    </style:style>
    <style:style style:name="gr2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000000"/>
      <style:paragraph-properties fo:text-align="center"/>
      <style:text-properties style:font-name="Arial Rounded MT Bold" fo:font-size="22pt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path draw:style-name="gr1" draw:text-style-name="P1" draw:layer="layout" svg:width="0.622cm" svg:height="0.669cm" svg:x="2.519cm" svg:y="11.112cm" svg:viewBox="0 0 623 670" svg:d="M453 461c-26 0-50-4-69-12s-35-19-47-35c-14 14-27 24-40 31s-26 10-38 10c-28 0-55-11-80-34s-37-48-37-75c0-47 18-90 55-128 37-39 79-58 126-58 10 0 19 4 26 12s11 17 11 28c0 15-13 26-38 34-34 9-57 20-71 33-21 17-31 44-31 79 0 7 3 14 10 21 8 7 18 11 29 10 22-1 43-21 61-61 17-35 32-52 45-52 11 0 20 4 26 12 7 7 10 17 10 28 0 5-1 13-2 23-2 10-3 17-3 22 0 17 7 27 21 31 6 2 18 3 36 3 35 0 59-8 73-25 13-15 19-40 19-75 0-62-25-112-75-151-45-36-99-54-163-54-73 0-131 28-173 83-37 49-56 112-56 186 0 69 22 128 66 175 46 49 105 74 178 74 20 0 43-4 69-12l66-24c11-4 18-6 22-6 10 0 19 4 27 12 7 9 11 18 11 29 0 24-27 43-81 58-40 11-78 17-114 17-35 0-72-7-109-21-37-13-69-32-96-55-78-67-117-150-117-247 0-96 27-177 80-243 57-69 133-104 228-104 85 0 158 26 219 77 64 54 96 123 96 206 0 57-14 100-42 131-29 31-71 47-128 47z">
            <text:p/>
          </draw:path>
          <draw:path draw:style-name="gr1" draw:text-style-name="P1" draw:layer="layout" svg:width="0.514cm" svg:height="0.573cm" svg:x="3.218cm" svg:y="11.165cm" svg:viewBox="0 0 515 574" svg:d="M395 502l-27-70h-225l-27 71c-10 28-19 47-26 56-8 10-20 15-36 15-14 0-27-5-38-16-11-10-16-22-16-35 0-7 1-15 4-23 2-8 6-20 12-34l142-360c4-11 9-23 15-38 6-14 12-26 18-36 6-9 15-17 25-23 11-6 24-9 39-9 16 0 29 3 39 9 11 6 19 13 26 23 6 9 12 19 16 30s10 25 17 43l145 358c11 27 17 47 17 60 0 12-5 24-16 35s-24 16-39 16c-9 0-16-2-23-5-6-3-11-7-16-13-4-5-8-13-13-25-5-11-10-21-13-29zM172 348h166l-84-229z">
            <text:p/>
          </draw:path>
          <draw:path draw:style-name="gr1" draw:text-style-name="P1" draw:layer="layout" svg:width="0.464cm" svg:height="0.573cm" svg:x="3.818cm" svg:y="11.165cm" svg:viewBox="0 0 465 574" svg:d="M146 67l216 328v-331c0-21 5-37 14-48s21-16 37-16 29 5 38 16 14 27 14 48v437c0 49-20 73-60 73-11 0-20-1-28-4s-15-8-22-14-14-14-20-22c-6-9-12-17-18-26l-211-323v325c0 21-5 37-15 48s-22 16-38 16-29-5-39-16c-9-11-14-27-14-48v-429c0-18 2-32 6-42 5-12 13-21 24-28s23-11 36-11c10 0 19 2 26 5 8 3 14 8 19 13 6 6 11 13 17 22s12 18 18 27z">
            <text:p/>
          </draw:path>
          <draw:path draw:style-name="gr1" draw:text-style-name="P1" draw:layer="layout" svg:width="0.471cm" svg:height="0.563cm" svg:x="4.351cm" svg:y="11.175cm" svg:viewBox="0 0 472 564" svg:d="M414 93h-122v403c0 23-6 40-16 51s-24 17-40 17c-17 0-30-6-41-17-10-11-15-28-15-51v-403h-123c-19 0-34-4-43-13-9-8-14-19-14-33 0-15 5-26 15-34 9-9 23-13 42-13h357c20 0 34 4 44 13 9 9 14 20 14 34s-5 25-14 33c-10 9-24 13-44 13z">
            <text:p/>
          </draw:path>
          <draw:path draw:style-name="gr1" draw:text-style-name="P1" draw:layer="layout" svg:width="0.396cm" svg:height="0.564cm" svg:x="4.886cm" svg:y="11.165cm" svg:viewBox="0 0 397 565" svg:d="M112 68v405h228c18 0 32 4 42 13s15 20 15 33c0 14-5 25-15 33-9 9-23 13-42 13h-271c-25 0-42-5-53-16s-16-29-16-53v-428c0-23 5-40 15-51s24-17 40-17c17 0 31 6 41 17 11 11 16 28 16 51z">
            <text:p/>
          </draw:path>
          <draw:path draw:style-name="gr1" draw:text-style-name="P1" draw:layer="layout" svg:width="0.514cm" svg:height="0.573cm" svg:x="5.304cm" svg:y="11.165cm" svg:viewBox="0 0 515 574" svg:d="M395 502l-27-70h-225l-27 71c-10 28-19 47-26 56-8 10-20 15-36 15-14 0-27-5-38-16-11-10-16-22-16-35 0-7 1-15 4-23 2-8 6-20 12-34l142-360c4-11 9-23 15-38 6-14 12-26 18-36 6-9 15-17 25-23 11-6 24-9 39-9 16 0 29 3 39 9 11 6 19 13 26 23 6 9 12 19 16 30s10 25 17 43l145 358c11 27 17 47 17 60 0 12-5 24-16 35s-24 16-39 16c-9 0-16-2-23-5-6-3-11-7-16-13-4-5-8-13-13-25-5-11-10-21-13-29zM172 348h166l-84-229z">
            <text:p/>
          </draw:path>
          <draw:path draw:style-name="gr1" draw:text-style-name="P1" draw:layer="layout" svg:width="0.46cm" svg:height="0.554cm" svg:x="5.899cm" svg:y="11.175cm" svg:viewBox="0 0 461 555" svg:d="M238 555h-170c-24 0-42-5-52-16-11-11-16-29-16-53v-417c0-25 5-42 16-53s28-16 52-16h180c26 0 49 2 69 5 19 3 37 9 52 19 13 8 25 17 35 29s18 26 23 40c5 15 8 30 8 46 0 56-28 96-83 122 73 23 109 69 109 136 0 31-8 59-24 84s-37 43-64 55c-17 7-37 12-59 15-21 3-47 4-76 4zM229 308h-117v163h121c76 0 114-28 114-83 0-28-10-48-30-61-19-13-49-19-88-19zM112 84v144h103c28 0 50-3 65-8s27-15 35-30c6-11 10-23 10-36 0-28-10-47-30-56s-51-14-92-14z">
            <text:p/>
          </draw:path>
          <draw:path draw:style-name="gr1" draw:text-style-name="P1" draw:layer="layout" svg:width="0.461cm" svg:height="0.563cm" svg:x="6.457cm" svg:y="11.175cm" svg:viewBox="0 0 462 564" svg:d="M151 317h-39v178c0 24-5 41-15 52-11 11-24 17-41 17-18 0-31-6-41-17-10-12-15-29-15-51v-427c0-24 5-42 16-53s29-16 53-16h183c25 0 47 1 64 3 18 2 35 7 49 13 17 8 33 18 46 32 13 13 24 29 31 47s10 37 10 57c0 42-12 75-35 99-23 25-59 43-106 53 20 10 39 26 57 47s34 43 49 66c14 23 25 44 33 63s12 32 12 39-2 15-7 22-11 13-19 17-18 6-28 6c-13 0-24-3-32-9-9-6-16-13-22-22-7-10-15-23-26-41l-45-75c-16-27-30-48-43-62-13-15-26-25-39-30s-30-8-50-8zM216 84h-104v153h101c27 0 50-2 68-7 19-5 33-13 42-24 10-11 15-27 15-46 0-16-4-29-12-41s-18-21-32-27c-14-5-39-8-78-8z">
            <text:p/>
          </draw:path>
          <draw:path draw:style-name="gr1" draw:text-style-name="P1" draw:layer="layout" svg:width="0.465cm" svg:height="0.573cm" svg:x="6.997cm" svg:y="11.165cm" svg:viewBox="0 0 466 574" svg:d="M0 335v-267c0-23 5-40 15-51s24-17 40-17c18 0 32 6 42 17s15 28 15 51v273c0 31 3 57 10 78s20 37 37 49c18 11 43 17 75 17 44 0 75-12 93-35s27-59 27-106v-276c0-23 5-40 15-51s24-17 40-17c17 0 31 6 41 17 11 11 16 28 16 51v267c0 44-4 80-13 109-8 29-24 54-47 76-21 19-44 33-71 41-26 9-58 13-93 13-43 0-80-5-110-14-31-9-56-23-76-43-19-19-33-44-42-74s-14-66-14-108z">
            <text:p/>
          </draw:path>
        </draw:g>
        <draw:path draw:style-name="gr2" draw:text-style-name="P2" draw:layer="layout" svg:width="9.999cm" svg:height="9.999cm" svg:x="0cm" svg:y="0cm" svg:viewBox="0 0 10000 10000" svg:d="M2755 344v-165c0-102 77-179 178-179h168 11 165c102 0 179 77 179 179 0 98-77 176-179 176h-165v333h165c102 0 179 77 179 179v168h333 11 333v-336-11-333h-165c-101 0-179-78-179-176 0-102 78-179 179-179h165 11 168c99 0 176 77 176 179v165h336 8 336 11 333 11 165c101 0 179 77 179 179 0 98-78 176-179 176h-165-11-168-165-11-168-168-8-168-168v336 8 336h168c101 0 176 77 176 176v168h336 11 333v-334-10-168c0-102 77-176 176-176h168 11 165c101 0 179 74 179 176v168h333 11 333 11 168c101 0 178 77 178 176 0 101-77 178-178 178h-168-11-165-168-11-165-168v166c0 101-78 178-179 178h-165v334h333v-166c0-101 77-178 179-178 98 0 176 77 176 178v166h333v-166c0-101 77-178 179-178 101 0 178 77 178 178v166 10 168c0 99-77 176-178 176h-168v168c0 102-75 179-176 179-102 0-179-77-179-179v-168h-165-168-11-168-165-11-168c-99 0-176-77-176-176v-168-10-334h-168-165v168c0 99-78 176-179 176s-176-77-176-176v-168h-168-168v334h168c101 0 176 77 176 178v166 10 336h336 11 333 11 333 11 333 11 168c98 0 176 75 176 176 0 102-78 179-176 179h-168-11-168-165-11-168-165-11-168-165-11-168-168-8-168-168-11-165c-101 0-179-77-179-179 0-101 78-176 179-176h165v-336h-165c-101 0-179-77-179-176v-168-10-334-10-334h-165c-101 0-179-77-179-178v-166h-168-165-11-168c-101 0-176-77-176-178v-168h-168c-101 0-178-75-178-176v-168-11-333zM6211 179c0 29-8 61-24 88-16 26-38 48-64 64-27 16-59 24-91 24-29 0-61-8-88-24s-48-38-64-64c-16-27-24-59-24-88 0-32 8-64 24-91s37-48 64-64 59-24 88-24c32 0 64 8 91 24 26 16 48 37 64 64s24 59 24 91zM7245 523c0 29-10 61-24 88-16 26-40 48-66 64-27 16-56 24-88 24s-62-8-88-24c-27-16-51-38-67-64-13-27-24-59-24-88 0-32 11-62 24-88 16-30 40-51 67-67 26-16 56-24 88-24s61 8 88 24c26 16 50 37 66 67 14 26 24 56 24 88zM2755 2067v-168c0-99 77-176 178-176h168 11 333 11 165c102 0 179 77 179 176v168 10 168c0 99-77 176-179 176-98 0-176-77-176-176v-168h-168-165v334 10 334 10 336 11 165c0 102-77 179-179 179-101 0-178-77-178-179v-165-11-336-10-334-10-334zM688 3101v-168c0-101 77-178 179-178h168 8 336 10 166c101 0 178 77 178 178 0 102-77 179-178 179h-166-10-168-168v165c0 102-75 179-176 179-102 0-179-77-179-179v-165zM2421 2933c0 32-8 62-24 88-16 27-37 51-64 67-26 13-58 24-88 24-32 0-64-11-90-24-27-16-48-40-64-67-16-26-24-56-24-88s8-61 24-88c16-26 37-50 64-66 26-14 58-24 90-24 30 0 62 10 88 24 27 16 48 40 64 66 16 27 24 56 24 88zM3800 2933c0 32-8 62-24 88-16 27-37 51-64 67-29 13-59 24-91 24-29 0-61-11-88-24-26-16-48-40-64-67-16-26-24-56-24-88s8-61 24-88c14-26 38-50 64-66 27-14 59-24 88-24 32 0 62 10 91 24 27 16 48 40 64 66 16 27 24 56 24 88zM7067 3456c-102 0-179-77-179-179 0-101 77-176 179-176h168v-168c0-101 77-178 176-178h168 10 334 10 168c99 0 176 77 176 178v168h168c99 0 176 75 176 176v168h168c102 0 176 78 176 176v168 11 168c0 99-74 176-176 176h-168-10-166c-101 0-178-77-178-176v-168h-166-168v168c0 99-77 176-178 176h-166v333h166c101 0 178 78 178 179s-77 176-178 176h-166v336h166c101 0 178 75 178 176s-77 179-178 179h-166-10-168-166-10-168c-102 0-179-78-179-179s77-176 179-176h168v-336-8-336-11-333h-168-168v333 11 168c0 101-75 176-176 176-102 0-179-75-179-176v-168-11-333-11-333-11-168c0-98 77-176 179-176 101 0 176 78 176 176v168h336v-333zM9301 3112h-168c-101 0-176-77-176-179 0-101 75-178 176-178h168 11 333 11 165c102 0 179 77 179 178v168 11 165c0 102-77 179-179 179-98 0-176-77-176-179v-165h-168-165zM2077 3277c0 32-8 62-24 88-16 27-37 51-64 67-26 16-58 24-90 24-30 0-62-8-88-24-27-16-48-40-64-67-16-26-24-56-24-88s8-61 24-88c16-26 37-50 64-64 26-16 58-24 88-24 32 0 64 8 90 24 27 14 48 38 64 64 16 27 24 56 24 88zM355 3621c0 32-8 62-24 91-16 27-38 48-64 64-27 16-59 24-88 24-32 0-64-8-91-24s-48-37-64-64c-16-29-24-59-24-91 0-29 8-61 24-88 16-26 37-48 64-64s59-24 91-24c29 0 61 8 88 24 26 16 48 38 64 64 16 27 24 59 24 88zM1035 3789v-168c0-98 74-176 176-176 101 0 178 78 178 176v168h334 10 166c101 0 178 78 178 179v165h334v-333h-166c-101 0-178-77-178-179 0-98 77-176 178-176h166 10 168c99 0 176 78 176 176v168h168c102 0 179 78 179 179v165h165c102 0 179 78 179 179 0 99-77 176-179 176h-165-11-168-168v336h336 11 165c102 0 179 75 179 176v168 11 165c0 101-77 179-179 179h-165-11-168-168-10-166c-101 0-178-78-178-179v-165h-166-168-10-168c-99 0-176-78-176-179s77-176 176-176h168 10 334v-336h-166-168-10-168c-99 0-176-77-176-176v-168h-168-166v168c0 99-77 176-178 176h-168v336 8 168c0 101-75 179-176 179-102 0-179-78-179-179v-168-8-336h-165c-102 0-179-77-179-176v-168-11-165c0-101 77-179 179-179 98 0 176 78 176 179v165h336v-333zM9133 4488c-101 0-176-77-176-176 0-101 75-179 176-179h168v-165c0-101 78-179 176-179 102 0 179 78 179 179v165h165c102 0 179 78 179 179v165 11 168c0 101-77 176-179 176h-165-11-168c-98 0-176-75-176-176v-168zM8277 4312c0 29-8 61-24 88s-37 48-64 64c-26 16-58 24-88 24-32 0-64-8-90-24-27-16-48-37-64-64s-24-59-24-88c0-32 8-61 24-91 16-26 37-48 64-64 26-16 58-24 90-24 30 0 62 8 88 24 27 16 48 38 64 64 16 30 24 59 24 91zM1733 4656c0 32-8 61-24 88s-40 51-66 67c-27 13-56 21-88 21-30 0-62-8-88-21-27-16-51-40-64-67-16-27-24-56-24-88s8-61 24-88c13-29 37-51 64-67 26-16 58-24 88-24 32 0 61 8 88 24 26 16 50 38 66 67 16 27 24 56 24 88zM8611 4832h-166c-101 0-178-75-178-176s77-179 178-179h166 10 168c102 0 176 78 176 179s-74 176-176 176h-168zM8277 5000c0 32-8 61-24 88s-37 51-64 67c-26 13-58 24-88 24-32 0-64-11-90-24-27-16-48-40-64-67s-24-56-24-88 8-61 24-88 37-51 64-67c26-13 58-21 90-21 30 0 62 8 88 21 27 16 48 40 64 67s24 56 24 88zM355 5344c0 32-8 61-24 88-16 29-38 51-64 67-27 16-59 24-88 24-32 0-64-8-91-24s-48-38-64-67c-16-27-24-56-24-88s8-61 24-88 37-51 64-64c27-16 59-24 91-24 29 0 61 8 88 24 26 13 48 37 64 64s24 56 24 88zM1379 5512v-168c0-101 77-176 176-176 101 0 178 75 178 176v168 11 333h166c101 0 178 77 178 176 0 101-77 179-178 179h-166v333 11 168c0 101-77 176-178 176h-166-10-168c-102 0-176-75-176-176v-168h-168c-102 0-179-78-179-176v-168h-165-168v333 11 333 11 168c0 101-78 178-176 178-102 0-179-77-179-178v-168-11-333-11-333-11-168c0-99 77-176 179-176h165 11 333 11 336 8 336v-333zM8445 5523c-101 0-178-78-178-179s77-176 178-176h166 10 168c102 0 176 75 176 176v168h168c102 0 179 77 179 176v168h333v-333-11-168c0-101 78-176 176-176 102 0 179 75 179 176v168 11 333 11 165c0 101-77 179-179 179h-165-11-168-165v168c0 98-77 176-179 176-101 0-176-78-176-176v-168h-168-168v168c0 98-77 176-176 176-101 0-178-78-178-176v-168h-166-168v333h168c99 0 176 77 176 179v165h334v-165c0-102 77-179 178-179 102 0 176 77 176 179v165h168c102 0 179 77 179 179 0 101-77 178-179 178h-168v166c0 101-74 178-176 178h-168v334h168c102 0 176 77 176 178v166h168c102 0 179 77 179 178 0 99-77 176-179 176h-168v168c0 102-74 176-176 176-101 0-178-74-178-176v-168h-166-168v336h168c99 0 176 75 176 176v168h168c102 0 176 78 176 176 0 102-74 179-176 179h-168v165c0 102-77 179-176 179-101 0-178-77-178-179v-165-11-333h-166-168-10-168-166v333h166c101 0 178 78 178 176 0 102-77 179-178 179h-166-10-168c-99 0-176-77-176-179v-165h-168-168v165c0 102-75 179-176 179h-168-11-165c-102 0-179-77-179-179v-165-11-168c0-98 77-176 179-176h165v-336-8-168c0-101 77-178 179-178h165v-334h-165-168v168c0 99-78 176-176 176h-168v336 8 168c0 102-78 179-179 179h-165-11-168c-99 0-176-77-176-179 0-101 77-176 176-176h168v-336h-168-165v168c0 102-78 176-179 176h-165v168c0 102-78 179-179 179h-168-8-168-168-11-165c-101 0-179-77-179-179v-168-8-168c0-101 78-178 179-178 99 0 176 77 176 178v168h336v-336h-168c-101 0-179-77-179-176 0-101 78-178 179-178h168 8 336v-166c0-101 75-178 176-178s179 77 179 178v166h333v-166c0-101 77-178 176-178h168v-168c0-99 77-176 179-176h165v-168c0-99 77-176 179-176h165v-336-11-333-11-165c0-102 77-179 179-179 101 0 178 77 178 179v165 11 333h334v-333-11-333-11-168c0-99 77-176 176-176h168 10 334 10 334v-333zM7923 8621h-168-166v336h334zM8267 7933v-10-334-10-334h-166-168-10-168-166-10-168-166v334 10 334 10 334h334 10 334 10 334zM2421 5688c0 32-8 61-24 91-16 26-37 48-64 64-26 16-58 24-88 24-32 0-64-8-90-24-27-16-48-38-64-64-16-30-24-59-24-91 0-29 8-61 24-88s37-48 64-64c26-16 58-24 90-24 30 0 62 8 88 24 27 16 48 37 64 64s24 59 24 88zM2245 6555c-101 0-178-78-178-176 0-102 77-179 178-179h166v-168c0-99 77-176 178-176 99 0 176 77 176 176v168h168c102 0 179 77 179 179 0 98-77 176-179 176h-168v333h168c102 0 179 77 179 179v168 10 166c0 101-77 178-179 178-101 0-178-77-178-178v-166h-166-168-10-166c-101 0-178-77-178-178 0-102 77-179 178-179h166v-333zM3456 6723c0 32-8 61-24 88-16 26-40 50-67 64-26 16-56 24-88 24s-61-8-88-24c-26-14-50-38-64-64-16-27-24-56-24-88s8-62 24-88c14-27 38-51 64-67 27-16 56-24 88-24s62 8 88 24c27 16 51 40 67 67 16 26 24 56 24 88zM3789 6888v-165c0-102 78-179 179-179 99 0 176 77 176 179v165 11 336 10 334h168c99 0 176 77 176 176 0 101-77 178-176 178h-168v334 10 168c0 99-77 176-176 176h-168-11-168-165-11-168-165v336h165c102 0 179 75 179 176 0 102-77 179-179 179h-165-11-168c-101 0-178-77-178-179v-168-8-336-10-166c0-101 77-178 178-178h168 11 333v-166c0-101 78-178 176-178h168v-334-10-334-10-336zM4824 6899h-168c-101 0-179-75-179-176 0-102 78-179 179-179h168 8 336 11 165c101 0 179 77 179 179 0 101-78 176-179 176h-165-11-168-168zM5856 6888v-165c0-102 77-179 176-179 101 0 179 77 179 179v165h168c98 0 176 77 176 179 0 101-78 178-176 178h-168v166c0 101-78 178-179 178h-165-11-168-165-11-168c-101 0-176-77-176-178 0-99 75-176 176-176h168 11 333v-336zM1043 7067c0 32-8 61-24 88-14 26-38 50-64 66-27 14-59 24-88 24-32 0-62-10-88-24-27-16-51-40-67-66-16-27-24-56-24-88s8-62 24-88c16-27 40-51 67-67 26-13 56-24 88-24 29 0 61 11 88 24 26 16 50 40 64 67 16 26 24 56 24 88zM9301 7579v-168c0-99 78-176 176-176h168 11 165c102 0 179 77 179 176 0 101-77 178-179 178h-165v166c0 101-77 178-179 178-98 0-176-77-176-178v-166zM3456 7755c0 32-8 64-24 90-16 27-40 48-67 64-26 16-56 24-88 24s-61-8-88-24c-26-16-50-37-64-64-16-26-24-58-24-90 0-30 8-62 24-88 14-27 38-48 64-64 27-16 56-24 88-24s62 8 88 24c27 16 51 37 67 64 16 26 24 58 24 88zM7933 7755c0 32-8 64-24 90-16 27-37 48-64 64-26 16-58 24-90 24-30 0-62-8-88-24-27-16-48-37-64-64-16-26-24-58-24-90 0-30 8-62 24-88 16-27 37-48 64-64 26-16 58-24 88-24 32 0 64 8 90 24 27 16 48 37 64 64 16 26 24 58 24 88zM9301 9301v-168c0-101 78-176 176-176 102 0 179 75 179 176v168 11 165c0 102-77 179-179 179-98 0-176-77-176-179v-165zM3445 9645v-168c0-98 78-176 176-176h168 11 168c99 0 176 78 176 176v168 11 165c0 102-77 179-176 179h-168-11-168c-98 0-176-77-176-179v-165zM4824 10000h-168c-101 0-179-77-179-179 0-98 78-176 179-176h168 8 336 11 333 11 165c101 0 179 78 179 176 0 102-78 179-179 179h-165-11-168-165-11-168-168zM9312 9821c0 32-8 64-24 91s-40 48-67 64c-26 16-56 24-88 24-29 0-61-8-88-24-26-16-50-37-64-64-16-27-24-59-24-91 0-29 8-61 24-88 14-26 38-48 64-64 27-16 59-24 88-24 32 0 62 8 88 24 27 16 51 38 67 64 16 27 24 59 24 88zM776 2411c-432 0-776-344-776-774v-880c0-413 344-757 757-757h880c430 0 774 344 774 776v877c0 414-344 758-758 758zM2067 827c0-275-206-483-483-483h-757c-259 0-483 224-483 483v757c0 277 208 483 483 483h757c259 0 483-224 483-483zM8355 2411c-432 0-776-344-776-774v-880c0-413 344-757 757-757h877c432 0 776 344 776 776v877c0 414-344 758-757 758zM9645 827c0-275-208-483-482-483h-758c-258 0-482 224-482 483v757c0 277 208 483 482 483h758c258 0 482-224 482-483zM776 9989c-432 0-776-344-776-776v-877c0-413 344-757 757-757h880c430 0 774 344 774 776v877c0 413-344 757-758 757zM2067 8405c0-274-206-482-483-482h-757c-259 0-483 224-483 482v758c0 274 208 482 483 482h757c259 0 483-224 483-482zM1723 981v467c0 136-139 275-294 275h-448c-170 0-293-120-293-294v-448c0-154 139-293 293-293h467c155 0 275 123 275 293zM9301 981v467c0 136-138 275-293 275h-448c-173 0-293-120-293-294v-448c0-154 138-293 293-293h464c157 0 277 123 277 293zM1723 8560v464c0 139-139 277-294 277h-448c-170 0-293-120-293-293v-448c0-155 139-293 293-293h467c155 0 275 120 275 293z">
          <text:p/>
        </draw:path>
        <draw:frame draw:style-name="gr3" draw:text-style-name="P3" draw:layer="layout" svg:width="2cm" svg:height="2cm" svg:x="4cm" svg:y="4cm">
          <draw:image xlink:href="Pictures/1000080300006775000067755CC3A5D304E16F93.svg" xlink:type="simple" xlink:show="embed" xlink:actuate="onLoad" draw:mime-type="image/svg+xml">
            <text:p/>
          </draw:image>
          <draw:image xlink:href="Pictures/10000001000002C3000002C30D0ABCCA958A8A6E.png" xlink:type="simple" xlink:show="embed" xlink:actuate="onLoad" draw:mime-type="image/png"/>
          <svg:title>Artboard</svg:title>
          <svg:desc>Created with Sketch.</svg:desc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17T15:46:25.854000000</dc:date>
    <meta:editing-duration>PT1H15M16S</meta:editing-duration>
    <meta:editing-cycles>33</meta:editing-cycles>
    <meta:generator>LibreOffice/7.5.0.3$Windows_X86_64 LibreOffice_project/c21113d003cd3efa8c53188764377a8272d9d6de</meta:generator>
    <meta:document-statistic meta:object-count="12"/>
  </office:meta>
</office:document-meta>
</file>